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draw:marker-start-width="0.26cm" draw:marker-end-width="0.26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cm" draw:marker-start-width="0.26cm" draw:marker-end="Circle" draw:marker-end-width="0.26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cm" draw:marker-start-width="0.26cm" draw:marker-end="" draw:marker-end-width="0.26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cm" svg:stroke-color="#000000" draw:marker-start-width="0.26cm" draw:marker-end-width="0.26cm" draw:fill="none" draw:textarea-horizontal-align="justify" draw:textarea-vertical-align="middle" draw:auto-grow-height="false" fo:min-height="0.284cm" fo:min-width="0.1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cm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8cm" svg:stroke-color="#000000" draw:marker-start-width="0.26cm" draw:marker-end-width="0.26cm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stroke="none" svg:stroke-width="0.08cm" svg:stroke-color="#000000" draw:marker-start-width="0.26cm" draw:marker-end-width="0.26cm" draw:fill="none" draw:fill-color="#ffffff" fo:min-height="0.395cm"/>
    </style:style>
    <style:style style:name="gr9" style:family="graphic" style:parent-style-name="standard">
      <style:graphic-properties draw:stroke="none" svg:stroke-width="0.08cm" svg:stroke-color="#000000" draw:marker-start-width="0.26cm" draw:marker-end-width="0.26cm" draw:fill="none" draw:fill-color="#ffffff" fo:min-height="2.417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Circle" draw:marker-end-width="0.152cm" draw:fill="none" draw:textarea-vertical-align="middle"/>
    </style:style>
    <style:style style:name="gr12" style:family="graphic" style:parent-style-name="objectwithoutfill">
      <style:graphic-properties draw:marker-end="" draw:marker-end-width="0.152cm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284cm" fo:min-width="0.11cm"/>
    </style:style>
    <style:style style:name="gr1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89cm"/>
    </style:style>
    <style:style style:name="gr16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xml:id="id1" draw:id="id1" draw:layer="layout" svg:width="0.855cm" svg:height="1.001cm" draw:transform="rotate (1.40568817955623) translate (5.13609235016307cm 8.82252825946837cm)" svg:viewBox="0 0 856 1002" draw:points="334,0 731,63 0,313 773,313 42,564 814,564 83,814 856,814 501,1002">
          <text:p/>
        </draw:polyline>
        <draw:connector draw:style-name="gr2" draw:text-style-name="P1" draw:layer="layout" draw:type="line" svg:x1="5.191cm" svg:y1="8.492cm" svg:x2="3.991cm" svg:y2="8.497cm" draw:start-shape="id1" draw:start-glue-point="3" svg:d="M5191 8492l-1200 5" svg:viewBox="0 0 1201 6">
          <text:p/>
        </draw:connector>
        <draw:connector draw:style-name="gr3" draw:text-style-name="P1" xml:id="id3" draw:id="id3" draw:layer="layout" draw:type="line" svg:x1="6.207cm" svg:y1="8.492cm" svg:x2="8.935cm" svg:y2="8.497cm" draw:start-shape="id1" draw:start-glue-point="1" svg:d="M6207 8492l2728 5" svg:viewBox="0 0 2729 6">
          <text:p/>
        </draw:connector>
        <draw:connector draw:style-name="gr3" draw:text-style-name="P1" draw:layer="layout" draw:type="line" svg:x1="8.924cm" svg:y1="9.263cm" svg:x2="8.935cm" svg:y2="8.497cm" draw:start-shape="id2" draw:start-glue-point="4" draw:end-shape="id3" draw:end-glue-point="3" svg:d="M8924 9263l11-766" svg:viewBox="0 0 12 767">
          <text:p/>
        </draw:connector>
        <draw:custom-shape draw:style-name="gr4" draw:text-style-name="P1" xml:id="id2" draw:id="id2" draw:layer="layout" svg:width="0.862cm" svg:height="0.754cm" svg:x="8.493cm" svg:y="9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924cm" svg:y1="9.263cm" svg:x2="8.924cm" svg:y2="10.017cm" draw:start-shape="id2" draw:start-glue-point="4" draw:end-shape="id2" draw:end-glue-point="8" svg:d="M8924 9263v754" svg:viewBox="0 0 1 755">
          <text:p/>
        </draw:connector>
        <draw:connector draw:style-name="gr3" draw:text-style-name="P1" xml:id="id4" draw:id="id4" draw:layer="layout" draw:type="line" svg:x1="8.924cm" svg:y1="10.017cm" svg:x2="8.931cm" svg:y2="10.809cm" draw:start-shape="id2" draw:start-glue-point="8" svg:d="M8924 10017l7 792" svg:viewBox="0 0 8 793">
          <text:p/>
        </draw:connector>
        <draw:connector draw:style-name="gr2" draw:text-style-name="P1" draw:layer="layout" draw:type="line" svg:x1="8.931cm" svg:y1="10.809cm" svg:x2="3.926cm" svg:y2="10.809cm" draw:start-shape="id4" draw:start-glue-point="3" svg:d="M8931 10809h-5005" svg:viewBox="0 0 5006 1">
          <text:p/>
        </draw:connector>
        <draw:custom-shape draw:style-name="gr4" draw:text-style-name="P1" xml:id="id5" draw:id="id5" draw:layer="layout" svg:width="0.862cm" svg:height="0.754cm" svg:x="6.494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6.925cm" svg:y1="10.018cm" svg:x2="6.937cm" svg:y2="10.795cm" draw:start-shape="id5" draw:start-glue-point="8" svg:d="M6925 10018l12 777" svg:viewBox="0 0 13 778">
          <text:p/>
        </draw:connector>
        <draw:connector draw:style-name="gr1" draw:text-style-name="P1" draw:layer="layout" draw:type="line" svg:x1="6.903cm" svg:y1="8.48cm" svg:x2="6.925cm" svg:y2="9.264cm" draw:end-shape="id5" draw:end-glue-point="4" svg:d="M6903 8480l22 784" svg:viewBox="0 0 23 785">
          <text:p/>
        </draw:connector>
        <draw:frame draw:style-name="gr6" draw:text-style-name="P2" draw:layer="layout" svg:width="1.016cm" svg:height="1.039cm" svg:x="6.588cm" svg:y="9.128cm">
          <draw:text-box>
            <text:p><text:span text:style-name="T1">+</text:span><text:span text:style-name="T1"><text:line-break/></text:span><text:span text:style-name="T1">-</text:span></text:p>
          </draw:text-box>
        </draw:frame>
        <draw:frame draw:style-name="gr7" draw:text-style-name="P2" draw:layer="layout" svg:width="1.016cm" svg:height="0.645cm" svg:x="5.318cm" svg:y="7.604cm">
          <draw:text-box>
            <text:p><text:span text:style-name="T1">R</text:span></text:p>
          </draw:text-box>
        </draw:frame>
        <draw:frame draw:style-name="gr8" draw:text-style-name="P2" draw:layer="layout" svg:width="1.016cm" svg:height="0.645cm" svg:x="7.223cm" svg:y="9.255cm">
          <draw:text-box>
            <text:p><text:span text:style-name="T1">E</text:span></text:p>
          </draw:text-box>
        </draw:frame>
        <draw:frame draw:style-name="gr7" draw:text-style-name="P2" draw:layer="layout" svg:width="1.016cm" svg:height="0.645cm" svg:x="3.159cm" svg:y="9.245cm">
          <draw:text-box>
            <text:p><text:span text:style-name="T1">V</text:span></text:p>
          </draw:text-box>
        </draw:frame>
        <draw:frame draw:style-name="gr9" draw:text-style-name="P2" draw:layer="layout" svg:width="1.016cm" svg:height="2.667cm" svg:x="3.54cm" svg:y="8.366cm">
          <draw:text-box>
            <text:p><text:span text:style-name="T1">+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-</text:span></text:p>
          </draw:text-box>
        </draw:frame>
        <draw:frame draw:style-name="gr8" draw:text-style-name="P2" draw:layer="layout" svg:width="1.016cm" svg:height="0.645cm" svg:x="9.255cm" svg:y="9.255cm">
          <draw:text-box>
            <text:p><text:span text:style-name="T1">Io</text:span></text:p>
          </draw:text-box>
        </draw:frame>
      </draw:page>
      <draw:page draw:name="page2" draw:style-name="dp1" draw:master-page-name="Default">
        <draw:polyline draw:style-name="gr10" draw:text-style-name="P1" xml:id="id6" draw:id="id6" draw:layer="layout" svg:width="0.855cm" svg:height="1.001cm" draw:transform="rotate (1.40568817955623) translate (5.13609235016307cm 8.82252825946837cm)" svg:viewBox="0 0 856 1002" draw:points="334,0 731,63 0,313 773,313 42,564 814,564 83,814 856,814 501,1002">
          <text:p/>
        </draw:polyline>
        <draw:connector draw:style-name="gr11" draw:text-style-name="P1" draw:layer="layout" draw:type="line" svg:x1="5.191cm" svg:y1="8.492cm" svg:x2="3.991cm" svg:y2="8.497cm" draw:start-shape="id6" draw:start-glue-point="3" svg:d="M5191 8492l-1200 5" svg:viewBox="0 0 1201 6">
          <text:p/>
        </draw:connector>
        <draw:connector draw:style-name="gr12" draw:text-style-name="P1" xml:id="id8" draw:id="id8" draw:layer="layout" draw:type="line" svg:x1="6.207cm" svg:y1="8.492cm" svg:x2="8.935cm" svg:y2="8.497cm" draw:start-shape="id6" draw:start-glue-point="1" svg:d="M6207 8492l2728 5" svg:viewBox="0 0 2729 6">
          <text:p/>
        </draw:connector>
        <draw:connector draw:style-name="gr12" draw:text-style-name="P1" draw:layer="layout" draw:type="line" svg:x1="8.924cm" svg:y1="9.263cm" svg:x2="8.935cm" svg:y2="8.497cm" draw:start-shape="id7" draw:start-glue-point="4" draw:end-shape="id8" draw:end-glue-point="3" svg:d="M8924 9263l11-766" svg:viewBox="0 0 12 767">
          <text:p/>
        </draw:connector>
        <draw:custom-shape draw:style-name="gr13" draw:text-style-name="P1" xml:id="id7" draw:id="id7" draw:layer="layout" svg:width="0.862cm" svg:height="0.754cm" svg:x="8.493cm" svg:y="9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8.924cm" svg:y1="9.263cm" svg:x2="8.924cm" svg:y2="10.017cm" draw:start-shape="id7" draw:start-glue-point="4" draw:end-shape="id7" draw:end-glue-point="8" svg:d="M8924 9263v754" svg:viewBox="0 0 1 755">
          <text:p/>
        </draw:connector>
        <draw:connector draw:style-name="gr12" draw:text-style-name="P1" xml:id="id9" draw:id="id9" draw:layer="layout" draw:type="line" svg:x1="8.924cm" svg:y1="10.017cm" svg:x2="8.931cm" svg:y2="10.809cm" draw:start-shape="id7" draw:start-glue-point="8" svg:d="M8924 10017l7 792" svg:viewBox="0 0 8 793">
          <text:p/>
        </draw:connector>
        <draw:connector draw:style-name="gr11" draw:text-style-name="P1" draw:layer="layout" draw:type="line" svg:x1="8.931cm" svg:y1="10.809cm" svg:x2="3.926cm" svg:y2="10.809cm" draw:start-shape="id9" draw:start-glue-point="3" svg:d="M8931 10809h-5005" svg:viewBox="0 0 5006 1">
          <text:p/>
        </draw:connector>
        <draw:custom-shape draw:style-name="gr13" draw:text-style-name="P1" xml:id="id10" draw:id="id10" draw:layer="layout" svg:width="0.862cm" svg:height="0.754cm" svg:x="6.494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25cm" svg:y1="10.018cm" svg:x2="6.937cm" svg:y2="10.795cm" draw:start-shape="id10" draw:start-glue-point="8" svg:d="M6925 10018l12 777" svg:viewBox="0 0 13 778">
          <text:p/>
        </draw:connector>
        <draw:connector draw:style-name="gr10" draw:text-style-name="P1" draw:layer="layout" draw:type="line" svg:x1="6.903cm" svg:y1="8.48cm" svg:x2="6.925cm" svg:y2="9.264cm" draw:end-shape="id10" draw:end-glue-point="4" svg:d="M6903 8480l22 784" svg:viewBox="0 0 23 785">
          <text:p/>
        </draw:connector>
        <draw:frame draw:style-name="gr15" draw:text-style-name="P2" draw:layer="layout" svg:width="1.016cm" svg:height="1.039cm" svg:x="6.588cm" svg:y="9.128cm">
          <draw:text-box>
            <text:p><text:span text:style-name="T1">+</text:span><text:span text:style-name="T1"><text:line-break/></text:span><text:span text:style-name="T1">-</text:span></text:p>
          </draw:text-box>
        </draw:frame>
        <draw:frame draw:style-name="gr7" draw:text-style-name="P2" draw:layer="layout" svg:width="1.016cm" svg:height="0.645cm" svg:x="5.318cm" svg:y="7.604cm">
          <draw:text-box>
            <text:p><text:span text:style-name="T1">R</text:span></text:p>
          </draw:text-box>
        </draw:frame>
        <draw:frame draw:style-name="gr7" draw:text-style-name="P2" draw:layer="layout" svg:width="1.016cm" svg:height="0.645cm" svg:x="7.223cm" svg:y="9.255cm">
          <draw:text-box>
            <text:p><text:span text:style-name="T1">E</text:span></text:p>
          </draw:text-box>
        </draw:frame>
        <draw:frame draw:style-name="gr7" draw:text-style-name="P2" draw:layer="layout" svg:width="1.016cm" svg:height="0.645cm" svg:x="3.159cm" svg:y="9.245cm">
          <draw:text-box>
            <text:p><text:span text:style-name="T1">V</text:span></text:p>
          </draw:text-box>
        </draw:frame>
        <draw:frame draw:style-name="gr16" draw:text-style-name="P2" draw:layer="layout" svg:width="1.016cm" svg:height="2.667cm" svg:x="3.54cm" svg:y="8.366cm">
          <draw:text-box>
            <text:p><text:span text:style-name="T1">+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-</text:span></text:p>
          </draw:text-box>
        </draw:frame>
        <draw:frame draw:style-name="gr7" draw:text-style-name="P2" draw:layer="layout" svg:width="1.016cm" svg:height="0.645cm" svg:x="9.255cm" svg:y="9.255cm">
          <draw:text-box>
            <text:p><text:span text:style-name="T1">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21:20:58.315888781</meta:creation-date>
    <dc:date>2019-06-21T00:19:37.725138741</dc:date>
    <meta:editing-duration>PT57M17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